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WWNum2"/>
    <style:style style:name="P3" style:family="paragraph" style:parent-style-name="Standard" style:list-style-name="WWNum2">
      <style:text-properties fo:font-variant="normal" fo:text-transform="none" style:font-name="Aptos1" fo:font-size="12pt" fo:language="cs" fo:country="CZ" fo:font-style="normal" fo:font-weight="normal" style:font-name-asian="Aptos2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WWNum2">
      <style:text-properties fo:font-variant="normal" fo:text-transform="none" style:font-name="Aptos1" fo:font-size="12pt" fo:language="cs" fo:country="CZ" fo:font-style="normal" fo:font-weight="normal" officeooo:rsid="000fb6d7" officeooo:paragraph-rsid="000fb6d7" style:font-name-asian="Aptos2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WWNum2">
      <style:text-properties officeooo:rsid="000cfbd2" officeooo:paragraph-rsid="000cfbd2"/>
    </style:style>
    <style:style style:name="P6" style:family="paragraph" style:parent-style-name="Standard" style:list-style-name="WWNum2">
      <style:text-properties fo:font-variant="normal" fo:text-transform="none" style:font-name="Aptos1" fo:font-size="12pt" fo:language="cs" fo:country="CZ" fo:font-style="normal" fo:font-weight="normal" officeooo:rsid="000e7cfd" officeooo:paragraph-rsid="000e7cfd" style:font-name-asian="Aptos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ptos1" fo:font-size="12pt" style:font-name-asian="Aptos2" style:font-size-asian="12pt" style:font-size-complex="12pt"/>
    </style:style>
    <style:style style:name="P8" style:family="paragraph" style:parent-style-name="Standard">
      <style:paragraph-properties fo:margin-left="0cm"/>
      <style:text-properties fo:font-variant="normal" fo:text-transform="none" style:font-name="Aptos1" fo:font-size="12pt" fo:language="cs" fo:country="CZ" fo:font-style="normal" fo:font-weight="normal" style:font-name-asian="Aptos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style:font-name="Aptos1" fo:font-size="12pt" fo:language="cs" fo:country="CZ" fo:font-style="normal" fo:font-weight="bold" style:font-name-asian="Aptos2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style:font-name="Aptos1" fo:font-size="12pt" fo:language="cs" fo:country="CZ" fo:font-style="normal" fo:font-weight="bold" officeooo:rsid="00079da3" style:font-name-asian="Aptos2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style:font-name="Aptos1" fo:font-size="12pt" fo:language="cs" fo:country="CZ" fo:font-style="normal" fo:font-weight="normal" style:font-name-asian="Aptos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font-name="Aptos1" fo:font-size="12pt" fo:language="cs" fo:country="CZ" fo:font-style="normal" fo:font-weight="normal" officeooo:rsid="0008fac9" style:font-name-asian="Aptos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font-name="Aptos1" fo:font-size="12pt" fo:language="cs" fo:country="CZ" fo:font-style="normal" fo:font-weight="normal" officeooo:rsid="000a0d47" style:font-name-asian="Aptos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font-name="Aptos1" fo:font-size="12pt" fo:language="cs" fo:country="CZ" fo:font-style="normal" fo:font-weight="normal" officeooo:rsid="000b94ce" style:font-name-asian="Aptos2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font-name="Aptos1" fo:font-size="12pt" fo:language="cs" fo:country="CZ" fo:font-style="normal" fo:font-weight="normal" officeooo:rsid="000cfbd2" style:font-name-asian="Aptos2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font-name="Aptos1" fo:font-size="12pt" fo:language="cs" fo:country="CZ" fo:font-style="normal" fo:font-weight="normal" officeooo:rsid="000f3f1d" style:font-name-asian="Aptos2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ptos1" fo:font-size="12pt" style:font-name-asian="Aptos2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Formulář pro Black Box testera</text:span><text:span text:style-name="T1"/></text:p>
      <text:p text:style-name="Standard" loext:marker-style-name="T1"><text:span text:style-name="T1">Základní informace</text:span><text:span text:style-name="T1"/></text:p>
      <text:list text:style-name="WWNum1">
        <text:list-item>
          <text:p text:style-name="P1" loext:marker-style-name="T1"><text:span text:style-name="T1">Název projektu: </text:span><text:span text:style-name="T2">ByMetric</text:span></text:p>
        </text:list-item>
        <text:list-item>
          <text:p text:style-name="P1" loext:marker-style-name="T1"><text:span text:style-name="T1">Datum testu: </text:span><text:span text:style-name="T2">2</text:span><text:span text:style-name="T2">025-04-03</text:span></text:p>
        </text:list-item>
        <text:list-item>
          <text:p text:style-name="P1" loext:marker-style-name="T1"><text:span text:style-name="T1">Jméno testera: </text:span><text:span text:style-name="T2">T</text:span><text:span text:style-name="T2">omáš Križko</text:span></text:p>
        </text:list-item>
        <text:list-item>
          <text:p text:style-name="P1" loext:marker-style-name="T1"><text:span text:style-name="T1">Jméno autora aplikace: </text:span><text:span text:style-name="T2">M</text:span><text:span text:style-name="T2">artin Hornych</text:span></text:p>
        </text:list-item>
        <text:list-item>
          <text:p text:style-name="P1" loext:marker-style-name="T1"><text:span text:style-name="T1">Použitý operační systém: Debian GNU/Linux trixie/sid x86_64 </text:span></text:p>
        </text:list-item>
        <text:list-item>
          <text:p text:style-name="P1" loext:marker-style-name="T1"><text:span text:style-name="T1">Použitý hardware (např. PC, mobil, tablet): </text:span><text:span text:style-name="T2">P</text:span><text:span text:style-name="T2">C</text:span></text:p>
        </text:list-item>
      </text:list>
      <text:p text:style-name="Standard">-------------------------------------------------------------------------------------------------------------</text:p>
      <text:list text:style-name="WWNum2">
        <text:list-item>
          <text:p text:style-name="P2" loext:marker-style-name="T1"><text:span text:style-name="T1">Instalace</text:span><text:span text:style-name="T1"/></text:p>
          <text:list>
            <text:list-item>
              <text:p text:style-name="P2" loext:marker-style-name="T3"><text:span text:style-name="T3">Byla instalace úspěšná? </text:span><text:span text:style-name="T4">A</text:span><text:span text:style-name="T4">no</text:span></text:p>
            </text:list-item>
            <text:list-item>
              <text:p text:style-name="P2" loext:marker-style-name="T3"><text:span text:style-name="T3">Byly během instalace zobrazeny chyby? </text:span><text:span text:style-name="T4">A</text:span><text:span text:style-name="T4">no (Viz GHI-</text:span><text:span text:style-name="T5">1</text:span><text:span text:style-name="T4">)</text:span></text:p>
            </text:list-item>
            <text:list-item>
              <text:p text:style-name="P2" loext:marker-style-name="T3"><text:span text:style-name="T3">Byla instalace intuitivní? </text:span><text:span text:style-name="T6">A</text:span><text:span text:style-name="T6">no</text:span></text:p>
            </text:list-item>
          </text:list>
        </text:list-item>
        <text:list-item>
          <text:p text:style-name="P2" loext:marker-style-name="T1"><text:span text:style-name="T1">Spuštění aplikace</text:span><text:span text:style-name="T1"/></text:p>
          <text:list>
            <text:list-item>
              <text:p text:style-name="P2" loext:marker-style-name="T3"><text:span text:style-name="T3">Proběhlo spuštění aplikace bez problémů? </text:span><text:span text:style-name="T7">Ne (Viz GHI-1)</text:span></text:p>
            </text:list-item>
            <text:list-item>
              <text:p text:style-name="P2" loext:marker-style-name="T3"><text:span text:style-name="T3">Jak dlouho trvalo spuštění aplikace? </text:span><text:span text:style-name="T7">Nic</text:span></text:p>
            </text:list-item>
            <text:list-item>
              <text:p text:style-name="P2" loext:marker-style-name="T3"><text:span text:style-name="T3">Byly zobrazeny nějaké chyby při spuštění? </text:span><text:span text:style-name="T7">N</text:span><text:span text:style-name="T7">e</text:span></text:p>
            </text:list-item>
          </text:list>
        </text:list-item>
        <text:list-item>
          <text:p text:style-name="P2" loext:marker-style-name="T1"><text:span text:style-name="T1">Uživatelské prostředí (UI/UX)</text:span><text:span text:style-name="T1"/></text:p>
          <text:list>
            <text:list-item>
              <text:p text:style-name="P2" loext:marker-style-name="T3"><text:span text:style-name="T3">Je rozhraní přehledné a intuitivní? </text:span><text:span text:style-name="T7">A</text:span><text:span text:style-name="T7">no</text:span></text:p>
            </text:list-item>
            <text:list-item>
              <text:p text:style-name="P2" loext:marker-style-name="T3"><text:span text:style-name="T3">Jsou všechny prvky správně zarovnané a čitelné? </text:span><text:span text:style-name="T7">A</text:span><text:span text:style-name="T7">no</text:span></text:p>
            </text:list-item>
            <text:list-item>
              <text:p text:style-name="P2" loext:marker-style-name="T3"><text:span text:style-name="T3">Je aplikace přizpůsobená pro různé velikosti obrazovek? </text:span><text:span text:style-name="T7">A</text:span><text:span text:style-name="T7">no</text:span></text:p>
            </text:list-item>
          </text:list>
        </text:list-item>
        <text:list-item>
          <text:p text:style-name="P2" loext:marker-style-name="T1"><text:span text:style-name="T1">Funkčnost aplikace</text:span><text:span text:style-name="T1"/></text:p>
          <text:list>
            <text:list-item>
              <text:p text:style-name="P2" loext:marker-style-name="T3"><text:span text:style-name="T3">Fungují všechny hlavní funkce aplikace podle očekávání? </text:span><text:span text:style-name="T7">A</text:span><text:span text:style-name="T7">no</text:span></text:p>
            </text:list-item>
            <text:list-item>
              <text:p text:style-name="P2" loext:marker-style-name="T3"><text:span text:style-name="T3">Byly nalezeny neohlídané chyby nebo nefunkční části? </text:span><text:span text:style-name="T7">N</text:span><text:span text:style-name="T7">e</text:span></text:p>
            </text:list-item>
            <text:list-item>
              <text:p text:style-name="P2" loext:marker-style-name="T3"><text:span text:style-name="T3">Jaká je rychlost odezvy aplikace? </text:span><text:span text:style-name="T7">N</text:span><text:span text:style-name="T7">ic</text:span></text:p>
            </text:list-item>
          </text:list>
        </text:list-item>
        <text:list-item>
          <text:p text:style-name="P2" loext:marker-style-name="T1"><text:span text:style-name="T1">Stabilita aplikace</text:span><text:span text:style-name="T1"/></text:p>
          <text:list>
            <text:list-item>
              <text:p text:style-name="P2" loext:marker-style-name="T3"><text:soft-page-break/><text:span text:style-name="T3">Dochází k pádům aplikace? </text:span><text:span text:style-name="T7">N</text:span><text:span text:style-name="T7">e</text:span></text:p>
            </text:list-item>
            <text:list-item>
              <text:p text:style-name="P2" loext:marker-style-name="T3"><text:span text:style-name="T3">Jak aplikace reaguje na nečekané vstupy? </text:span><text:span text:style-name="T7">D</text:span><text:span text:style-name="T7">obře</text:span></text:p>
            </text:list-item>
          </text:list>
        </text:list-item>
        <text:list-item>
          <text:p text:style-name="P2" loext:marker-style-name="T1"><text:span text:style-name="T1">Další poznatky</text:span><text:span text:style-name="T1"/></text:p>
          <text:list>
            <text:list-item>
              <text:p text:style-name="P2" loext:marker-style-name="T3"><text:span text:style-name="T3">Co byste na aplikaci zlepšili? </text:span><text:span text:style-name="T8">N</text:span><text:span text:style-name="T8">ic</text:span></text:p>
            </text:list-item>
            <text:list-item>
              <text:p text:style-name="P2" loext:marker-style-name="T3"><text:span text:style-name="T3">Jaké další problémy jste zaznamenali? </text:span><text:span text:style-name="T7">Ž</text:span><text:span text:style-name="T7">ádné</text:span></text:p>
            </text:list-item>
            <text:list-item>
              <text:p text:style-name="P2" loext:marker-style-name="T3"><text:span text:style-name="T3">Jaké jsou vaše celkové dojmy z aplikace? </text:span><text:span text:style-name="T7">J</text:span><text:span text:style-name="T7">sem dojat</text:span></text:p>
            </text:list-item>
            <text:list-item>
              <text:p text:style-name="P3" loext:marker-style-name="T3">Silné stránky</text:p>
              <text:list>
                <text:list-item>
                  <text:p text:style-name="P4" loext:marker-style-name="T3">Přehlednost, design</text:p>
                </text:list-item>
              </text:list>
            </text:list-item>
            <text:list-item>
              <text:p text:style-name="P3" loext:marker-style-name="T3">Slabiny </text:p>
              <text:list>
                <text:list-item>
                  <text:p text:style-name="P4" loext:marker-style-name="T3">Nic</text:p>
                </text:list-item>
              </text:list>
            </text:list-item>
          </text:list>
        </text:list-item>
        <text:list-item>
          <text:p text:style-name="P2" loext:marker-style-name="T3"><text:span text:style-name="T3">Testcase</text:span><text:span text:style-name="T3"/></text:p>
          <text:list>
            <text:list-item>
              <text:p text:style-name="P2" loext:marker-style-name="T3"><text:span text:style-name="T3">TestCase01-install</text:span><text:span text:style-name="T3"/></text:p>
              <text:list>
                <text:list-item>
                  <text:p text:style-name="P5" loext:marker-style-name="T3"><text:span text:style-name="T3">F</text:span><text:span text:style-name="T3">a</text:span><text:span text:style-name="T3">i</text:span><text:span text:style-name="T3">l </text:span><text:span text:style-name="T3">(</text:span><text:span text:style-name="T3">G</text:span><text:span text:style-name="T3">H</text:span><text:span text:style-name="T3">I-</text:span><text:span text:style-name="T3">1</text:span><text:span text:style-name="T3">)</text:span></text:p>
                </text:list-item>
              </text:list>
            </text:list-item>
            <text:list-item>
              <text:p text:style-name="P3" loext:marker-style-name="T3">TestCase02-run</text:p>
              <text:list>
                <text:list-item>
                  <text:p text:style-name="P6" loext:marker-style-name="T3">Fail (GHI-1)</text:p>
                </text:list-item>
              </text:list>
            </text:list-item>
            <text:list-item>
              <text:p text:style-name="P3" loext:marker-style-name="T3">TestCase03-input</text:p>
              <text:list>
                <text:list-item>
                  <text:p text:style-name="P6" loext:marker-style-name="T3">OK</text:p>
                </text:list-item>
              </text:list>
            </text:list-item>
            <text:list-item>
              <text:p text:style-name="P3" loext:marker-style-name="T3">TestCase04-prediction</text:p>
              <text:list>
                <text:list-item>
                  <text:p text:style-name="P6" loext:marker-style-name="T3">OK</text:p>
                </text:list-item>
              </text:list>
            </text:list-item>
            <text:list-item>
              <text:p text:style-name="P3" loext:marker-style-name="T3">TestCase05-error</text:p>
              <text:list>
                <text:list-item>
                  <text:p text:style-name="P6" loext:marker-style-name="T3">OK</text:p>
                </text:list-item>
              </text:list>
            </text:list-item>
          </text:list>
        </text:list-item>
      </text:list>
      <text:p text:style-name="P7" loext:marker-style-name="T9"/>
      <text:p text:style-name="Standard"/>
      <text:p text:style-name="P8" loext:marker-style-name="T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cs" fo:country="CZ" style:letter-kerning="false" style:font-name-asian="Aptos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cs" fo:country="CZ" style:letter-kerning="false" style:font-name-asian="Aptos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3T19:17:27.128134200</meta:creation-date>
    <dc:date>2025-04-03T22:06:22.615344477</dc:date>
    <meta:initial-creator>Martin Hornych</meta:initial-creator>
    <meta:generator>LibreOffice/25.2.2.2$Linux_X86_64 LibreOffice_project/520$Build-2</meta:generator>
    <meta:editing-duration>PT35M25S</meta:editing-duration>
    <meta:editing-cycles>8</meta:editing-cycles>
    <meta:document-statistic meta:table-count="0" meta:image-count="0" meta:object-count="0" meta:page-count="2" meta:paragraph-count="47" meta:word-count="226" meta:character-count="1478" meta:non-whitespace-character-count="1341"/>
    <meta:user-defined meta:name="AppVersion">16.0000</meta:user-defined>
    <meta:template xlink:type="simple" xlink:actuate="onRequest" xlink:title="Normal.dotm" xlink:href=""/>
  </office:meta>
</office:document-meta>
</file>